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7b2f3" officeooo:paragraph-rsid="0017b2f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cdb43" officeooo:paragraph-rsid="001af55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0e24e" officeooo:paragraph-rsid="001af55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0e24e" officeooo:paragraph-rsid="0020e24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10598" officeooo:paragraph-rsid="0020e24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10598" officeooo:paragraph-rsid="0021059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2d750" officeooo:paragraph-rsid="0021059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1cdb43" officeooo:paragraph-rsid="001af55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1cdb43" officeooo:paragraph-rsid="001af55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20e24e" officeooo:paragraph-rsid="0020e24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210598" officeooo:paragraph-rsid="0021059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1cdb43" officeooo:paragraph-rsid="001af55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20e24e" officeooo:paragraph-rsid="0020e24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210598" officeooo:paragraph-rsid="0020e24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22d750" officeooo:paragraph-rsid="0021059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officeooo:rsid="001af550" officeooo:paragraph-rsid="001af55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officeooo:rsid="001af550" officeooo:paragraph-rsid="002620b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officeooo:rsid="00280a31" officeooo:paragraph-rsid="00280a3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22pt" style:text-underline-style="solid" style:text-underline-width="auto" style:text-underline-color="font-color" fo:font-weight="bold" officeooo:rsid="0017b2f3" officeooo:paragraph-rsid="0017b2f3" style:font-size-asian="22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22d7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db43" style:font-weight-asian="normal" style:font-weight-complex="normal"/>
    </style:style>
    <style:style style:name="T6" style:family="text">
      <style:text-properties fo:font-weight="normal" officeooo:rsid="001e22d3" style:font-weight-asian="normal" style:font-weight-complex="normal"/>
    </style:style>
    <style:style style:name="T7" style:family="text">
      <style:text-properties fo:font-weight="normal" officeooo:rsid="0020e24e" style:font-weight-asian="normal" style:font-weight-complex="normal"/>
    </style:style>
    <style:style style:name="T8" style:family="text">
      <style:text-properties fo:font-weight="normal" officeooo:rsid="00210598" style:font-weight-asian="normal" style:font-weight-complex="normal"/>
    </style:style>
    <style:style style:name="T9" style:family="text">
      <style:text-properties fo:font-weight="normal" officeooo:rsid="0022d750" style:font-weight-asian="normal" style:font-weight-complex="normal"/>
    </style:style>
    <style:style style:name="T10" style:family="text">
      <style:text-properties fo:font-weight="normal" officeooo:rsid="0023a352" style:font-weight-asian="normal" style:font-weight-complex="normal"/>
    </style:style>
    <style:style style:name="T11" style:family="text">
      <style:text-properties fo:font-weight="normal" officeooo:rsid="002620b9" style:font-weight-asian="normal" style:font-weight-complex="normal"/>
    </style:style>
    <style:style style:name="T12" style:family="text">
      <style:text-properties fo:font-weight="normal" officeooo:rsid="00269946" style:font-weight-asian="normal" style:font-weight-complex="normal"/>
    </style:style>
    <style:style style:name="T13" style:family="text">
      <style:text-properties fo:font-weight="normal" officeooo:rsid="002932ad" style:font-weight-asian="normal" style:font-weight-complex="normal"/>
    </style:style>
    <style:style style:name="T14" style:family="text">
      <style:text-properties fo:font-weight="normal" officeooo:rsid="002d3a8e" style:font-weight-asian="normal" style:font-weight-complex="normal"/>
    </style:style>
    <style:style style:name="T15" style:family="text">
      <style:text-properties fo:font-weight="normal" officeooo:rsid="002dcdc9" style:font-weight-asian="normal" style:font-weight-complex="normal"/>
    </style:style>
    <style:style style:name="T16" style:family="text">
      <style:text-properties fo:font-weight="normal" officeooo:rsid="0033476c" style:font-weight-asian="normal" style:font-weight-complex="normal"/>
    </style:style>
    <style:style style:name="T17" style:family="text">
      <style:text-properties fo:font-weight="normal" officeooo:rsid="003f9c98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2e6384"/>
    </style:style>
    <style:style style:name="T20" style:family="text">
      <style:text-properties officeooo:rsid="00301159"/>
    </style:style>
    <style:style style:name="T21" style:family="text">
      <style:text-properties officeooo:rsid="0031fa0b"/>
    </style:style>
    <style:style style:name="T22" style:family="text">
      <style:text-properties officeooo:rsid="0034ba58"/>
    </style:style>
    <style:style style:name="T23" style:family="text">
      <style:text-properties officeooo:rsid="0035bcf3"/>
    </style:style>
    <style:style style:name="T24" style:family="text">
      <style:text-properties officeooo:rsid="003798a6"/>
    </style:style>
    <style:style style:name="T25" style:family="text">
      <style:text-properties officeooo:rsid="0038563d"/>
    </style:style>
    <style:style style:name="T26" style:family="text">
      <style:text-properties officeooo:rsid="0038d41c"/>
    </style:style>
    <style:style style:name="T27" style:family="text">
      <style:text-properties officeooo:rsid="003ad358"/>
    </style:style>
    <style:style style:name="T28" style:family="text">
      <style:text-properties officeooo:rsid="003b3eef"/>
    </style:style>
    <style:style style:name="T29" style:family="text">
      <style:text-properties officeooo:rsid="003ce6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ahier des charges</text:p>
      <text:p text:style-name="P1"/>
      <text:p text:style-name="P1"/>
      <text:p text:style-name="P17"><text:span text:style-name="T18">Problématique :</text:span><text:span text:style-name="T4"> </text:span><text:span text:style-name="T11">Rendre le jeu </text:span><text:span text:style-name="T13">plus at</text:span><text:span text:style-name="T17">t</text:span><text:span text:style-name="T13">rayant ainsi que </text:span><text:span text:style-name="T11">multijoueur sur un seul et même PC.</text:span></text:p>
      <text:p text:style-name="P1"/>
      <text:p text:style-name="P16"><text:span text:style-name="T12">Pour améliorer le</text:span><text:span text:style-name="T5"> "jeu de la raquette". </text:span><text:span text:style-name="T14">On v</text:span><text:span text:style-name="T5">a rajouter une deuxième raquette, pour qu'un deux</text:span><text:span text:style-name="T10">i</text:span><text:span text:style-name="T5">ème jo</text:span><text:span text:style-name="T15">u</text:span><text:span text:style-name="T5">eur puisse y jouer </text:span><text:span text:style-name="T12">au même moment, en coopération avec un second joueur.</text:span></text:p>
      <text:p text:style-name="P2"/>
      <text:p text:style-name="P12"/>
      <text:p text:style-name="P8">Pour cela nous devons prendre en compte :</text:p>
      <text:p text:style-name="P2"/>
      <text:p text:style-name="P12">- Le placement de la deuxième raquette :</text:p>
      <text:p text:style-name="P2"><text:tab/>Il se situ<text:span text:style-name="T20">e</text:span>ra en bas, tandis que la première mise en haut pour qu'il y est un véritable <text:tab/>échange.</text:p>
      <text:p text:style-name="P2"><text:tab/>entre les deux joueurs.</text:p>
      <text:p text:style-name="P2"/>
      <text:p text:style-name="P12">- Assigner les touches différentes a la seconde raquette :</text:p>
      <text:p text:style-name="P2"><text:tab/>Nous partirons du pri<text:span text:style-name="T19">n</text:span>cipe que le jo<text:span text:style-name="T21">u</text:span>eur avec la <text:span text:style-name="T22">première </text:span>raquette jouera à gauche du <text:tab/>clavier. Et celui avec la seconde raquette, à droite.</text:p>
      <text:p text:style-name="P8"><text:span text:style-name="T4"><text:tab/>Le joueur de droite se verra donc assigner les touches Z-Q-S-D. Et celui de gauche, les <text:tab/><text:tab/>flèches dire</text:span><text:span text:style-name="T6">c</text:span><text:span text:style-name="T4">tionnel</text:span><text:span text:style-name="T16">les</text:span><text:span text:style-name="T4">.</text:span></text:p>
      <text:p text:style-name="P2"/>
      <text:p text:style-name="P9"><text:span text:style-name="T4">- </text:span><text:span text:style-name="T7">Rendre la deuxième raquette, physiquement présente pour la balle :</text:span></text:p>
      <text:p text:style-name="P3"><text:tab/>Modifier les programmes pour rendre la seconde raquette physique, auprès de la balle.</text:p>
      <text:p text:style-name="P3"/>
      <text:p text:style-name="P13">- Amelioration de la visibilité pour les deux joueurs :</text:p>
      <text:p text:style-name="P4"><text:tab/>Puisqu'une deuxième personne <text:span text:style-name="T23">a</text:span> été rajouté<text:span text:style-name="T23">e</text:span>. Il est donc impératif qu'il puisse avoir un<text:span text:style-name="T23">e</text:span> <text:tab/>meilleure visibilité sur le jeu. En agrandissant la hauteur de ma fenêtre sans augmenter la <text:tab/>largeur pour que la balle puisse un maximum de fois all<text:span text:style-name="T26">ait</text:span> taper les rebords du cadre. Et <text:tab/>ainsi optimiser le déplacement "Random" de la balle.</text:p>
      <text:p text:style-name="P4"/>
      <text:p text:style-name="P10"><text:span text:style-name="T4">- </text:span><text:span text:style-name="T8">Nouvelles zones perdus :</text:span></text:p>
      <text:p text:style-name="P5"><text:tab/>En effet, s'<text:span text:style-name="T24">i</text:span>l y a échange de la balle entre les deux raquettes. Il va falloir rajouter le c<text:span text:style-name="T25">ô</text:span>té <text:tab/>haut du cadre comme zone perdante.</text:p>
      <text:p text:style-name="P5"/>
      <text:p text:style-name="P14">- Nouveau départ pour la balle :</text:p>
      <text:p text:style-name="P5"><text:tab/>Le haut du cadre étant devenu une zone perdante. Il ne reste que la raquette du haut pour </text:p>
      <text:p text:style-name="P6"><text:tab/>arrêter la balle des son départ. <text:span text:style-name="T27">La</text:span> vitesse <text:span text:style-name="T27">étant </text:span>moindre <text:span text:style-name="T27">quelle</text:span> celle habituelle, va devoir <text:tab/>être donné à <text:tab/>la balle, pour faciliter le premier touché de la raquette. Ainsi que son angle <text:tab/>de départ devra être réduit.</text:p>
      <text:p text:style-name="P6"/>
      <text:p text:style-name="P11"><text:span text:style-name="T4">- </text:span><text:span text:style-name="T9">Nouvelle vitesse :</text:span></text:p>
      <text:p text:style-name="P7"><text:tab/>Puisque le cadre <text:span text:style-name="T28">a</text:span> été agrandit en long<text:span text:style-name="T28">u</text:span>eur, il faudra donc augment<text:span text:style-name="T28">er</text:span> la vitesse de la balle <text:tab/>après le premier rebond. Vu que la distance <text:span text:style-name="T28">a</text:span> été agrandi<text:span text:style-name="T28">e</text:span>, cela permettra de raccourcir le <text:tab/>temps que la balle met entre les deux raquette<text:span text:style-name="T28">s</text:span>. Les deux joueurs s'ennui<text:span text:style-name="T29">e</text:span>ront moins vite <text:tab/>et le jeu sera un peu plus dur.</text:p>
      <text:p text:style-name="P15"><text:soft-page-break/></text:p>
      <text:p text:style-name="P15">- Qu'elle sorte de nouveau jeu :</text:p>
      <text:p text:style-name="P7"><text:tab/>Ce nouveau jeu sera une coopération des deux joueurs pour qu'à eux deux il puisse faire le <text:tab/>plus de points possible. Et ainsi, enregistrer un meilleure score à chaque fois.</text:p>
      <text:p text:style-name="P7"/>
      <text:p text:style-name="P18"><text:span text:style-name="T3">L</text:span><text:span text:style-name="T1">es délais :</text:span><text:span text:style-name="T2"> Les délais de l'ajout de la deuxième raquette, sont du 6 mars 2017 au 20 mars 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M14S</meta:editing-duration>
    <meta:editing-cycles>31</meta:editing-cycles>
    <meta:generator>LibreOffice/5.1.6.2$Windows_x86 LibreOffice_project/07ac168c60a517dba0f0d7bc7540f5afa45f0909</meta:generator>
    <dc:date>2017-03-20T16:48:38.840000000</dc:date>
    <meta:document-statistic meta:table-count="0" meta:image-count="0" meta:object-count="0" meta:page-count="2" meta:paragraph-count="24" meta:word-count="436" meta:character-count="2464" meta:non-whitespace-character-count="2025"/>
    <meta:user-defined meta:name="Info 1"/>
    <meta:user-defined meta:name="Info 2"/>
    <meta:user-defined meta:name="Info 3"/>
    <meta:user-defined meta:name="Info 4"/>
  </office:meta>
</office:document-meta>
</file>